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9.png" xlink:type="simple" xlink:show="embed" xlink:actuate="onLoad"/></draw:frame></text:p>
          </table:table-cell>
          <table:table-cell table:style-name="Table1.B1" office:value-type="string">
            <text:h text:style-name="P6" text:outline-level="1">Нижний или верхний предел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7">Блок </text:span><text:span text:style-name="T8">запоминает</text:span><text:span text:style-name="T9"> и выдает на выходной порт </text:span><text:span text:style-name="T8">экстремальное</text:span><text:span text:style-name="T9"> (минимальное или максимальное) значение входного сигнала (или экстремальные значения в векторе входных сигналов), зафиксированное (</text:span><text:span text:style-name="T3">-</text:span><text:span text:style-name="T9">ые) в процессе моделирования на данный момент времени</text:span><text:span text:style-name="T3">.</text:span></text:p>
            <text:p text:style-name="P4">Алгоритм блока при вычислении максимума:</text:p>
            <text:p text:style-name="P5"><draw:frame draw:style-name="fr3" draw:name="Object2" text:anchor-type="as-char" svg:width="8.744cm" svg:height="1.39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<text:p text:style-name="P4"><text:span text:style-name="T3">Алгоритм блока при вычислении м</text:span><text:span text:style-name="T9">инимума</text:span><text:span text:style-name="T3">:</text:span></text:p>
            <text:p text:style-name="P5"><draw:frame draw:style-name="fr3" draw:name="Object1" text:anchor-type="as-char" svg:width="8.744cm" svg:height="1.393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где <text:span text:style-name="T4">x(t)</text:span><text:span text:style-name="T2"> </text:span>– вектор входных сигналов, <text:span text:style-name="T4">y(t)</text:span><text:span text:style-name="T2"> </text:span>– вектор выходных сигналов.</text:p>
            <text:p text:style-name="P4"><text:span text:style-name="T6">Свойство</text:span>:</text:p>
            <text:list xml:id="list7788989789507898893" text:style-name="L1">
              <text:list-item>
                <text:p text:style-name="P7">Тип операции – вычисление минимума сигнала или максимума сигнала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ижний или верхний предел</dc:title>
    <dc:date>2016-04-07T14:57:31.90</dc:date>
    <meta:generator>OpenOffice/4.1.1$Win32 OpenOffice.org_project/411m6$Build-9775</meta:generator>
    <meta:editing-duration>PT2H7M53S</meta:editing-duration>
    <meta:editing-cycles>67</meta:editing-cycles>
    <meta:document-statistic meta:table-count="1" meta:image-count="2" meta:object-count="2" meta:page-count="1" meta:paragraph-count="15" meta:word-count="93" meta:character-count="687"/>
    <dc:creator>ILYA KUBENSKIY</dc:creator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x_i(t), ~ если ~ x_i(t) &lt; y_i(t-%DELTA t)  #
alignl y_i(t-%DELTA t), ~ если ~  x_i(t) &gt;= y_i(t-%DELTA t)  }
right none
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x_i(t), ~ если ~ x_i(t) &gt; y_i(t-%DELTA t)  #
alignl y_i(t-%DELTA t), ~ если ~  x_i(t) &lt;= y_i(t-%DELTA t)  }
right none
</annotation>
  </semantics>
</math>
</file>